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801cm" style:rel-column-width="14162*"/>
    </style:style>
    <style:style style:name="Tabla1.B" style:family="table-column">
      <style:table-column-properties style:column-width="4.994cm" style:rel-column-width="18605*"/>
    </style:style>
    <style:style style:name="Tabla1.C" style:family="table-column">
      <style:table-column-properties style:column-width="8.79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3.801cm" style:rel-column-width="14162*"/>
    </style:style>
    <style:style style:name="Tabla2.B" style:family="table-column">
      <style:table-column-properties style:column-width="4.994cm" style:rel-column-width="18605*"/>
    </style:style>
    <style:style style:name="Tabla2.C" style:family="table-column">
      <style:table-column-properties style:column-width="8.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3.801cm" style:rel-column-width="14162*"/>
    </style:style>
    <style:style style:name="Tabla3.B" style:family="table-column">
      <style:table-column-properties style:column-width="4.994cm" style:rel-column-width="18605*"/>
    </style:style>
    <style:style style:name="Tabla3.C" style:family="table-column">
      <style:table-column-properties style:column-width="8.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3.801cm" style:rel-column-width="14162*"/>
    </style:style>
    <style:style style:name="Tabla4.B" style:family="table-column">
      <style:table-column-properties style:column-width="4.994cm" style:rel-column-width="18605*"/>
    </style:style>
    <style:style style:name="Tabla4.C" style:family="table-column">
      <style:table-column-properties style:column-width="8.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3.801cm" style:rel-column-width="14162*"/>
    </style:style>
    <style:style style:name="Tabla5.B" style:family="table-column">
      <style:table-column-properties style:column-width="4.994cm" style:rel-column-width="18605*"/>
    </style:style>
    <style:style style:name="Tabla5.C" style:family="table-column">
      <style:table-column-properties style:column-width="8.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8c255"/>
    </style:style>
    <style:style style:name="P2" style:family="paragraph" style:parent-style-name="Standard">
      <style:text-properties officeooo:paragraph-rsid="0009826d"/>
    </style:style>
    <style:style style:name="P3" style:family="paragraph" style:parent-style-name="Standard">
      <style:text-properties officeooo:paragraph-rsid="000b4822"/>
    </style:style>
    <style:style style:name="P4" style:family="paragraph" style:parent-style-name="Table_20_Contents">
      <style:paragraph-properties fo:text-align="end" style:justify-single-word="false"/>
      <style:text-properties officeooo:rsid="0005af19" officeooo:paragraph-rsid="0005af19"/>
    </style:style>
    <style:style style:name="P5" style:family="paragraph" style:parent-style-name="Table_20_Contents">
      <style:paragraph-properties fo:text-align="end" style:justify-single-word="false"/>
      <style:text-properties officeooo:rsid="0005af19" officeooo:paragraph-rsid="0008c255"/>
    </style:style>
    <style:style style:name="P6" style:family="paragraph" style:parent-style-name="Table_20_Contents">
      <style:paragraph-properties fo:text-align="end" style:justify-single-word="false"/>
      <style:text-properties officeooo:rsid="0005af19" officeooo:paragraph-rsid="0009826d"/>
    </style:style>
    <style:style style:name="P7" style:family="paragraph" style:parent-style-name="Table_20_Contents">
      <style:paragraph-properties fo:text-align="end" style:justify-single-word="false"/>
      <style:text-properties officeooo:rsid="0005af19" officeooo:paragraph-rsid="000b4822"/>
    </style:style>
    <style:style style:name="P8" style:family="paragraph" style:parent-style-name="Table_20_Contents">
      <style:text-properties officeooo:rsid="00079a96" officeooo:paragraph-rsid="00079a96"/>
    </style:style>
    <style:style style:name="P9" style:family="paragraph" style:parent-style-name="Table_20_Contents">
      <style:text-properties officeooo:rsid="00079a96" officeooo:paragraph-rsid="0008c255"/>
    </style:style>
    <style:style style:name="P10" style:family="paragraph" style:parent-style-name="Table_20_Contents">
      <style:text-properties officeooo:rsid="00079a96" officeooo:paragraph-rsid="0009826d"/>
    </style:style>
    <style:style style:name="P11" style:family="paragraph" style:parent-style-name="Table_20_Contents">
      <style:text-properties officeooo:rsid="00079a96" officeooo:paragraph-rsid="000b4822"/>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rsid="00079a96" officeooo:paragraph-rsid="00079a96" style:font-weight-asian="bold" style:font-weight-complex="bold"/>
    </style:style>
    <style:style style:name="P14" style:family="paragraph" style:parent-style-name="Table_20_Contents">
      <style:text-properties fo:font-weight="bold" officeooo:rsid="00079a96" officeooo:paragraph-rsid="0008c255" style:font-weight-asian="bold" style:font-weight-complex="bold"/>
    </style:style>
    <style:style style:name="P15" style:family="paragraph" style:parent-style-name="Table_20_Contents">
      <style:text-properties fo:font-weight="bold" officeooo:rsid="00079a96" officeooo:paragraph-rsid="0009826d" style:font-weight-asian="bold" style:font-weight-complex="bold"/>
    </style:style>
    <style:style style:name="P16" style:family="paragraph" style:parent-style-name="Table_20_Contents">
      <style:text-properties fo:font-weight="bold" officeooo:rsid="00079a96" officeooo:paragraph-rsid="000b4822" style:font-weight-asian="bold" style:font-weight-complex="bold"/>
    </style:style>
    <style:style style:name="P17" style:family="paragraph" style:parent-style-name="Table_20_Contents">
      <style:text-properties fo:font-weight="bold" officeooo:paragraph-rsid="0008c255" style:font-weight-asian="bold" style:font-weight-complex="bold"/>
    </style:style>
    <style:style style:name="P18" style:family="paragraph" style:parent-style-name="Table_20_Contents">
      <style:text-properties fo:font-weight="bold" officeooo:paragraph-rsid="0009826d" style:font-weight-asian="bold" style:font-weight-complex="bold"/>
    </style:style>
    <style:style style:name="P19" style:family="paragraph" style:parent-style-name="Table_20_Contents">
      <style:text-properties fo:font-weight="bold" officeooo:paragraph-rsid="000b4822" style:font-weight-asian="bold" style:font-weight-complex="bold"/>
    </style:style>
    <style:style style:name="P20" style:family="paragraph" style:parent-style-name="Table_20_Contents">
      <style:text-properties fo:font-weight="normal" officeooo:rsid="00079a96" officeooo:paragraph-rsid="00079a96" style:font-weight-asian="normal" style:font-weight-complex="normal"/>
    </style:style>
    <style:style style:name="P21" style:family="paragraph" style:parent-style-name="Table_20_Contents">
      <style:text-properties fo:font-weight="normal" officeooo:rsid="00079a96" officeooo:paragraph-rsid="0008c255" style:font-weight-asian="normal" style:font-weight-complex="normal"/>
    </style:style>
    <style:style style:name="P22" style:family="paragraph" style:parent-style-name="Table_20_Contents">
      <style:text-properties fo:font-weight="normal" officeooo:rsid="00079a96" officeooo:paragraph-rsid="0009826d" style:font-weight-asian="normal" style:font-weight-complex="normal"/>
    </style:style>
    <style:style style:name="P23" style:family="paragraph" style:parent-style-name="Table_20_Contents">
      <style:text-properties fo:font-weight="normal" officeooo:rsid="00079a96" officeooo:paragraph-rsid="000b4822" style:font-weight-asian="normal" style:font-weight-complex="normal"/>
    </style:style>
    <style:style style:name="P24" style:family="paragraph" style:parent-style-name="Table_20_Contents">
      <style:text-properties fo:font-weight="normal" officeooo:rsid="0008c255" officeooo:paragraph-rsid="0008c255" style:font-weight-asian="normal" style:font-weight-complex="normal"/>
    </style:style>
    <style:style style:name="P25" style:family="paragraph" style:parent-style-name="Table_20_Contents">
      <style:text-properties fo:font-weight="normal" officeooo:rsid="0008c255" officeooo:paragraph-rsid="0009826d" style:font-weight-asian="normal" style:font-weight-complex="normal"/>
    </style:style>
    <style:style style:name="P26" style:family="paragraph" style:parent-style-name="Table_20_Contents">
      <style:text-properties fo:font-weight="normal" officeooo:rsid="0008c255" officeooo:paragraph-rsid="000b4822" style:font-weight-asian="normal" style:font-weight-complex="normal"/>
    </style:style>
    <style:style style:name="P27" style:family="paragraph" style:parent-style-name="Table_20_Contents">
      <style:text-properties fo:font-weight="normal" officeooo:rsid="0009826d" officeooo:paragraph-rsid="0009826d" style:font-weight-asian="normal" style:font-weight-complex="normal"/>
    </style:style>
    <style:style style:name="P28" style:family="paragraph" style:parent-style-name="Table_20_Contents">
      <style:text-properties fo:font-weight="normal" officeooo:rsid="0009826d" officeooo:paragraph-rsid="000b4822" style:font-weight-asian="normal" style:font-weight-complex="normal"/>
    </style:style>
    <style:style style:name="P29" style:family="paragraph" style:parent-style-name="Table_20_Contents">
      <style:text-properties fo:font-weight="normal" officeooo:rsid="000b4822" officeooo:paragraph-rsid="000b4822" style:font-weight-asian="normal" style:font-weight-complex="normal"/>
    </style:style>
    <style:style style:name="P30" style:family="paragraph" style:parent-style-name="Table_20_Contents">
      <style:text-properties fo:font-weight="normal" officeooo:rsid="000b99a9" officeooo:paragraph-rsid="000b99a9" style:font-weight-asian="normal" style:font-weight-complex="normal"/>
    </style:style>
    <style:style style:name="P31" style:family="paragraph" style:parent-style-name="Table_20_Contents">
      <style:text-properties fo:font-weight="normal" officeooo:rsid="000c44e9" officeooo:paragraph-rsid="000c44e9" style:font-weight-asian="normal" style:font-weight-complex="normal"/>
    </style:style>
    <style:style style:name="P32" style:family="paragraph" style:parent-style-name="Table_20_Contents">
      <style:text-properties fo:font-weight="normal" officeooo:rsid="000fd945" officeooo:paragraph-rsid="000fd945" style:font-weight-asian="normal" style:font-weight-complex="normal"/>
    </style:style>
    <style:style style:name="P33" style:family="paragraph" style:parent-style-name="Table_20_Contents">
      <style:text-properties fo:font-weight="normal" officeooo:rsid="001016f2" officeooo:paragraph-rsid="001016f2" style:font-weight-asian="normal" style:font-weight-complex="normal"/>
    </style:style>
    <style:style style:name="P34" style:family="paragraph" style:parent-style-name="Table_20_Contents">
      <style:text-properties officeooo:paragraph-rsid="0008c255"/>
    </style:style>
    <style:style style:name="P35" style:family="paragraph" style:parent-style-name="Table_20_Contents">
      <style:text-properties officeooo:paragraph-rsid="0009826d"/>
    </style:style>
    <style:style style:name="P36" style:family="paragraph" style:parent-style-name="Table_20_Contents">
      <style:text-properties officeooo:paragraph-rsid="000b4822"/>
    </style:style>
    <style:style style:name="P37" style:family="paragraph" style:parent-style-name="Table_20_Contents" style:list-style-name="L1">
      <style:text-properties fo:font-weight="bold" officeooo:rsid="00079a96" officeooo:paragraph-rsid="00079a96" style:font-weight-asian="bold" style:font-weight-complex="bold"/>
    </style:style>
    <style:style style:name="P38" style:family="paragraph" style:parent-style-name="Table_20_Contents" style:list-style-name="L1">
      <style:text-properties fo:font-weight="bold" officeooo:rsid="00079a96" officeooo:paragraph-rsid="0008c255" style:font-weight-asian="bold" style:font-weight-complex="bold"/>
    </style:style>
    <style:style style:name="P39" style:family="paragraph" style:parent-style-name="Table_20_Contents" style:list-style-name="L1">
      <style:text-properties fo:font-weight="bold" officeooo:rsid="00079a96" officeooo:paragraph-rsid="0009826d" style:font-weight-asian="bold" style:font-weight-complex="bold"/>
    </style:style>
    <style:style style:name="P40" style:family="paragraph" style:parent-style-name="Table_20_Contents" style:list-style-name="L1">
      <style:text-properties fo:font-weight="bold" officeooo:rsid="00079a96" officeooo:paragraph-rsid="000b4822" style:font-weight-asian="bold" style:font-weight-complex="bold"/>
    </style:style>
    <style:style style:name="P41" style:family="paragraph" style:parent-style-name="Table_20_Contents" style:list-style-name="L1">
      <style:text-properties fo:font-weight="normal" officeooo:rsid="00079a96" officeooo:paragraph-rsid="00079a96" style:font-weight-asian="normal" style:font-weight-complex="normal"/>
    </style:style>
    <style:style style:name="P42" style:family="paragraph" style:parent-style-name="Table_20_Contents" style:list-style-name="L1">
      <style:text-properties fo:font-weight="normal" officeooo:rsid="00079a96" officeooo:paragraph-rsid="0008c255" style:font-weight-asian="normal" style:font-weight-complex="normal"/>
    </style:style>
    <style:style style:name="P43" style:family="paragraph" style:parent-style-name="Table_20_Contents" style:list-style-name="L1">
      <style:text-properties fo:font-weight="normal" officeooo:rsid="00079a96" officeooo:paragraph-rsid="0009826d" style:font-weight-asian="normal" style:font-weight-complex="normal"/>
    </style:style>
    <style:style style:name="P44" style:family="paragraph" style:parent-style-name="Table_20_Contents" style:list-style-name="L1">
      <style:text-properties fo:font-weight="normal" officeooo:rsid="00079a96" officeooo:paragraph-rsid="000b4822" style:font-weight-asian="normal" style:font-weight-complex="normal"/>
    </style:style>
    <style:style style:name="P45" style:family="paragraph" style:parent-style-name="Table_20_Contents">
      <style:text-properties fo:font-weight="normal" officeooo:rsid="0009826d" officeooo:paragraph-rsid="000b4822" style:font-weight-asian="normal" style:font-weight-complex="normal"/>
    </style:style>
    <style:style style:name="P46" style:family="paragraph" style:parent-style-name="Table_20_Contents">
      <style:text-properties fo:font-weight="normal" officeooo:rsid="001322ee" officeooo:paragraph-rsid="001322ee" style:font-weight-asian="normal" style:font-weight-complex="normal"/>
    </style:style>
    <style:style style:name="P47" style:family="paragraph" style:parent-style-name="Text_20_body">
      <style:text-properties officeooo:rsid="00146686" officeooo:paragraph-rsid="00146686"/>
    </style:style>
    <style:style style:name="T1" style:family="text">
      <style:text-properties officeooo:rsid="00079a96"/>
    </style:style>
    <style:style style:name="T2" style:family="text">
      <style:text-properties fo:font-weight="bold" style:font-weight-asian="bold" style:font-weight-complex="bold"/>
    </style:style>
    <style:style style:name="T3" style:family="text">
      <style:text-properties fo:font-weight="bold" officeooo:rsid="00079a96" style:font-weight-asian="bold" style:font-weight-complex="bold"/>
    </style:style>
    <style:style style:name="T4" style:family="text">
      <style:text-properties officeooo:rsid="0008c255"/>
    </style:style>
    <style:style style:name="T5" style:family="text">
      <style:text-properties officeooo:rsid="0009826d"/>
    </style:style>
    <style:style style:name="T6" style:family="text">
      <style:text-properties officeooo:rsid="000b4822"/>
    </style:style>
    <style:style style:name="T7" style:family="text">
      <style:text-properties officeooo:rsid="000b99a9"/>
    </style:style>
    <style:style style:name="T8" style:family="text">
      <style:text-properties officeooo:rsid="000c44e9"/>
    </style:style>
    <style:style style:name="T9" style:family="text">
      <style:text-properties officeooo:rsid="000e16f2"/>
    </style:style>
    <style:style style:name="T10" style:family="text">
      <style:text-properties officeooo:rsid="000fd945"/>
    </style:style>
    <style:style style:name="T11" style:family="text">
      <style:text-properties officeooo:rsid="0010d9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Historias de Usuario – Módulo de Formulación Presupuestaria – SIP</text:p>
      <text:p text:style-name="P47">Isrrael Maita</text:p>
      <text:p text:style-name="P47">v.1 – Febrero 14 de 2018.</text:p>
      <text:p text:style-name="Text_20_body"/>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4">Historia de Usuario</text:p>
          </table:table-cell>
          <table:covered-table-cell/>
          <table:covered-table-cell/>
        </table:table-row>
        <table:table-row>
          <table:table-cell table:style-name="Tabla1.A2" office:value-type="string">
            <text:p text:style-name="P8"><text:span text:style-name="T2">Número :</text:span> 1</text:p>
          </table:table-cell>
          <table:table-cell table:style-name="Tabla1.B2" table:number-columns-spanned="2" office:value-type="string">
            <text:p text:style-name="Table_20_Contents"><text:s/><text:span text:style-name="T3">Usuario:</text:span><text:span text:style-name="T1"> Cliente</text:span></text:p>
          </table:table-cell>
          <table:covered-table-cell/>
        </table:table-row>
        <table:table-row>
          <table:table-cell table:style-name="Tabla1.B2" table:number-columns-spanned="3" office:value-type="string">
            <text:p text:style-name="P13">Nombre: </text:p>
            <text:p text:style-name="P8">Realizar Formulación Presupuestaria</text:p>
          </table:table-cell>
          <table:covered-table-cell/>
          <table:covered-table-cell/>
        </table:table-row>
        <table:table-row>
          <table:table-cell table:style-name="Tabla1.A2" table:number-columns-spanned="2" office:value-type="string">
            <text:p text:style-name="P12">Prioridad en Negocio:</text:p>
            <text:p text:style-name="P20">Alta</text:p>
          </table:table-cell>
          <table:covered-table-cell/>
          <table:table-cell table:style-name="Tabla1.B2" office:value-type="string">
            <text:p text:style-name="P13">Riesgo en Desarrollo:</text:p>
            <text:p text:style-name="P8">Alto</text:p>
          </table:table-cell>
        </table:table-row>
        <table:table-row>
          <table:table-cell table:style-name="Tabla1.A2" table:number-columns-spanned="2" office:value-type="string">
            <text:p text:style-name="P13">Puntos Estimados:</text:p>
            <text:p text:style-name="P20">3</text:p>
          </table:table-cell>
          <table:covered-table-cell/>
          <table:table-cell table:style-name="Tabla1.B2" office:value-type="string">
            <text:p text:style-name="P13">Iteración Asignada:</text:p>
            <text:p text:style-name="P20">1</text:p>
          </table:table-cell>
        </table:table-row>
        <table:table-row>
          <table:table-cell table:style-name="Tabla1.B2" table:number-columns-spanned="3" office:value-type="string">
            <text:p text:style-name="P13">Programador Responsable:</text:p>
            <text:list xml:id="list761026898328979932" text:style-name="L1">
              <text:list-item>
                <text:p text:style-name="P37">Front-End:</text:p>
                <text:p text:style-name="P41">Isrrael Maita</text:p>
              </text:list-item>
              <text:list-item>
                <text:p text:style-name="P37">Back-End:</text:p>
                <text:p text:style-name="P41">iuhiuhiuh</text:p>
              </text:list-item>
            </text:list>
          </table:table-cell>
          <table:covered-table-cell/>
          <table:covered-table-cell/>
        </table:table-row>
        <table:table-row>
          <table:table-cell table:style-name="Tabla1.B2" table:number-columns-spanned="3" office:value-type="string">
            <text:p text:style-name="P13">Descripción:</text:p>
            <text:p text:style-name="P20">Quiero realizar una formulación presupuestaria.</text:p>
            <text:p text:style-name="P20"/>
            <text:p text:style-name="P20">Para ello, debo poder seleccionar el año respectivo de la formulación, y luego el centro gestor que realiza la formulación.</text:p>
            <text:p text:style-name="P20">Una vez hecho esto debo seleccionar el tipo de ítem que quiero añadir a la formulación, bien sea un Servicio o una Excepción.</text:p>
            <text:p text:style-name="P20"/>
            <text:p text:style-name="P20">Luego, puedo buscar en una barra de búsqueda lo que necesito y seleccionarlo, se me indicará el código de lo que seleccioné, el nombre (descripción) y precio, dándome oportunidad de especificar la cantidad que necesito y el tipo de moneda en el cual <text:span text:style-name="T9">quiero</text:span> el presupuesto de ese ítem. Además, si considero que el precio <text:span text:style-name="T9">indicado</text:span> no es correcto puedo modificarlo.</text:p>
            <text:p text:style-name="P20"/>
            <text:p text:style-name="P20">Una vez seleccionado un ítem tengo que distribuir entre los meses del año el presupuesto, es decir, si quiero todo el presupuesto de ese ítem en un mes, de forma equitativa en algunos meses, o de forma equitativa en todos los meses del año.</text:p>
            <text:p text:style-name="P20"/>
            <text:p text:style-name="P20">Finalmente debo ser capaz de exponer una justificación al por qué realizo la petición de presupuesto de ese ítem. Después de eso podré añadir la solicitud de este ítem a mi formulación presupuestaria, y si deseo, volver a añadir otro ítem.</text:p>
            <text:p text:style-name="P20"/>
            <text:p text:style-name="P20">Al tener todos los ítems que considero necesarios en mi formulación debo poder realizar la formulación.</text:p>
            <text:p text:style-name="P20"/>
          </table:table-cell>
          <table:covered-table-cell/>
          <table:covered-table-cell/>
        </table:table-row>
        <table:table-row>
          <table:table-cell table:style-name="Tabla1.B2" table:number-columns-spanned="3" office:value-type="string">
            <text:p text:style-name="P13">Validación:</text:p>
            <text:p text:style-name="P20"><text:soft-page-break/>El usuario debe ser capaz de seleccionar solo años que sean futuros o iguales al año en curso, y debe ser capaz de seleccionar solo una vez el centro gestor (debe deshabilitarse el selector de centro gestor luego de registrar el primer ítem), quedando así solamente el selector de tipo de ítem.</text:p>
            <text:p text:style-name="P20"/>
            <text:p text:style-name="P20">En la barra de búsqueda el usuario puede introducir nombres, códigos, letras, que irán arrojando resultados parecidos o iguales de lo contenido en la base de datos SAP.</text:p>
            <text:p text:style-name="P20"/>
            <text:p text:style-name="P20">Lo que el usuario puede buscar debe estar asociado solamente a las cuentas que a su vez están asociadas al centro gestor que indicó en un principio.</text:p>
            <text:p text:style-name="P20"/>
            <text:p text:style-name="P24">No debe ser posible para el usuario elegir ítems que no sean elegibles para el centro gestor correspondiente según los estándares de la empresa <text:span text:style-name="T10">(por parte de Presupuesto)</text:span> y de ONAPRE.</text:p>
            <text:p text:style-name="P24"/>
            <text:p text:style-name="P24">La modificación de precio <text:span text:style-name="T10">de un ítem</text:span> se hace solamente a nivel de aplicación y no a nivel de SAP.</text:p>
            <text:p text:style-name="P24"/>
            <text:p text:style-name="P24">La justificación a cada ítem debe tener un máximo de 250 caracteres.</text:p>
            <text:p text:style-name="P24"/>
            <text:p text:style-name="P24">El usuario debe poder ver en una tabla un resumen de todos los ítems que ha solicitado en su formulación antes de poder realizar dicha formulación. Así mismo, debe ser capaz de eliminarlos si lo considera necesario.</text:p>
            <text:p text:style-name="P24"/>
            <text:p text:style-name="P29">No puede existir ningún campo vacío.</text:p>
            <text:p text:style-name="P24"/>
            <text:p text:style-name="P24">Debe mostrarse el monto total del presupuesto por moneda (estas son VBF, USD, EUR)</text:p>
            <text:p text:style-name="P24"/>
            <text:p text:style-name="P32">VBF (Bolívares Venezolanos), USD (Dólares Americanos) y EUR (Euros)</text:p>
            <text:p text:style-name="P24"/>
            <text:p text:style-name="P31">Una vez realizada la formulación su estado pasa a ser “Enviada”</text:p>
          </table:table-cell>
          <table:covered-table-cell/>
          <table:covered-table-cell/>
        </table:table-row>
      </table:table>
      <text:p text:style-name="Standard"/>
      <text:p text:style-name="P1"/>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5">Historia de Usuario</text:p>
          </table:table-cell>
          <table:covered-table-cell/>
          <table:covered-table-cell/>
        </table:table-row>
        <table:table-row>
          <table:table-cell table:style-name="Tabla2.A2" office:value-type="string">
            <text:p text:style-name="P9"><text:span text:style-name="T2">Número :</text:span> <text:span text:style-name="T4">2</text:span></text:p>
          </table:table-cell>
          <table:table-cell table:style-name="Tabla2.B2" table:number-columns-spanned="2" office:value-type="string">
            <text:p text:style-name="P34"><text:s/><text:span text:style-name="T3">Usuario:</text:span><text:span text:style-name="T1"> Cliente</text:span></text:p>
          </table:table-cell>
          <table:covered-table-cell/>
        </table:table-row>
        <table:table-row>
          <table:table-cell table:style-name="Tabla2.B2" table:number-columns-spanned="3" office:value-type="string">
            <text:p text:style-name="P14">Nombre: </text:p>
            <text:p text:style-name="P9"><text:span text:style-name="T4">Ver</text:span> Formulaci<text:span text:style-name="T10">o</text:span>n<text:span text:style-name="T10">es</text:span> Presupuestaria<text:span text:style-name="T10">s</text:span></text:p>
          </table:table-cell>
          <table:covered-table-cell/>
          <table:covered-table-cell/>
        </table:table-row>
        <table:table-row>
          <table:table-cell table:style-name="Tabla2.A2" table:number-columns-spanned="2" office:value-type="string">
            <text:p text:style-name="P17">Prioridad en Negocio:</text:p>
            <text:p text:style-name="P24">Media</text:p>
          </table:table-cell>
          <table:covered-table-cell/>
          <table:table-cell table:style-name="Tabla2.B2" office:value-type="string">
            <text:p text:style-name="P14">Riesgo en Desarrollo:</text:p>
            <text:p text:style-name="P9">Alto</text:p>
          </table:table-cell>
        </table:table-row>
        <table:table-row>
          <table:table-cell table:style-name="Tabla2.A2" table:number-columns-spanned="2" office:value-type="string">
            <text:p text:style-name="P14">Puntos Estimados:</text:p>
            <text:p text:style-name="P24">1</text:p>
          </table:table-cell>
          <table:covered-table-cell/>
          <table:table-cell table:style-name="Tabla2.B2" office:value-type="string">
            <text:p text:style-name="P14">Iteración Asignada:</text:p>
            <text:p text:style-name="P21">1</text:p>
          </table:table-cell>
        </table:table-row>
        <table:table-row>
          <table:table-cell table:style-name="Tabla2.B2" table:number-columns-spanned="3" office:value-type="string">
            <text:p text:style-name="P14">Programador Responsable:</text:p>
            <text:list xml:id="list105349283838907" text:continue-numbering="true" text:style-name="L1">
              <text:list-item>
                <text:p text:style-name="P38">Front-End:</text:p>
                <text:p text:style-name="P42">Isrrael Maita</text:p>
              </text:list-item>
              <text:list-item>
                <text:p text:style-name="P38">Back-End:</text:p>
                <text:p text:style-name="P42">iuhiuhiuh</text:p>
              </text:list-item>
            </text:list>
          </table:table-cell>
          <table:covered-table-cell/>
          <table:covered-table-cell/>
        </table:table-row>
        <table:table-row>
          <table:table-cell table:style-name="Tabla2.B2" table:number-columns-spanned="3" office:value-type="string">
            <text:p text:style-name="P14">Descripción:</text:p>
            <text:p text:style-name="P24">Quiero poder ver las formulaciones presupuestarias que he realizado, así mismo, ser capaz de ver el <text:soft-page-break/>estado en que se encuentran.</text:p>
            <text:p text:style-name="P24"/>
            <text:p text:style-name="P27">Las quiero ver en forma de tabla, donde me indique el año, el centro gestor que la realiza el presupuesto total (en VBF) el estado.</text:p>
            <text:p text:style-name="P21"/>
          </table:table-cell>
          <table:covered-table-cell/>
          <table:covered-table-cell/>
        </table:table-row>
        <table:table-row>
          <table:table-cell table:style-name="Tabla2.B2" table:number-columns-spanned="3" office:value-type="string">
            <text:p text:style-name="P14">Validación:</text:p>
            <text:p text:style-name="P21">El usuario debe ser capaz de <text:span text:style-name="T4">ver sólo las formulaciones presupuestarias que él haya realizado.</text:span></text:p>
            <text:p text:style-name="P21"/>
            <text:p text:style-name="P24">Los estados de las formulaciones son “Enviada” (formulación realizada), “Verificada” (cuando esta es revisada <text:span text:style-name="T11">y aceptada</text:span> por los usuarios de Ing. Industrial), “Por Modificar” <text:span text:style-name="T5">(cuando un usuario de Ing. Industrial devuelve la formulación Presupuestaria), “Modificada” (cuando el usuario la modifica según las observaciones de Ing. Industrial)</text:span>, <text:span text:style-name="T5">“Aprobada” (cuando un usuario de Presupuesto revisa la formulación presupuestaria y la aprueba), y “Rechazada” (Cuando un usuario de presupuesto rechaza o desestima la formulación presupuestaria).</text:span></text:p>
            <text:p text:style-name="P24"/>
            <text:p text:style-name="P33">Debe existir la opción de accesar a la modificación de una formulación presupuestaria que tenga el estado “Por Modificar”.</text:p>
            <text:p text:style-name="P24"/>
          </table:table-cell>
          <table:covered-table-cell/>
          <table:covered-table-cell/>
        </table:table-row>
      </table:table>
      <text:p text:style-name="P1"/>
      <text:p text:style-name="P1"/>
      <text:p text:style-name="P1"/>
      <text:p text:style-name="P2"/>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6">Historia de Usuario</text:p>
          </table:table-cell>
          <table:covered-table-cell/>
          <table:covered-table-cell/>
        </table:table-row>
        <table:table-row>
          <table:table-cell table:style-name="Tabla3.A2" office:value-type="string">
            <text:p text:style-name="P10"><text:span text:style-name="T2">Número :</text:span> <text:span text:style-name="T5">3</text:span></text:p>
          </table:table-cell>
          <table:table-cell table:style-name="Tabla3.B2" table:number-columns-spanned="2" office:value-type="string">
            <text:p text:style-name="P35"><text:s/><text:span text:style-name="T3">Usuario:</text:span><text:span text:style-name="T1"> Cliente</text:span></text:p>
          </table:table-cell>
          <table:covered-table-cell/>
        </table:table-row>
        <table:table-row>
          <table:table-cell table:style-name="Tabla3.B2" table:number-columns-spanned="3" office:value-type="string">
            <text:p text:style-name="P15">Nombre: </text:p>
            <text:p text:style-name="P10"><text:span text:style-name="T5">Modificar</text:span> Formulación Presupuestaria</text:p>
          </table:table-cell>
          <table:covered-table-cell/>
          <table:covered-table-cell/>
        </table:table-row>
        <table:table-row>
          <table:table-cell table:style-name="Tabla3.A2" table:number-columns-spanned="2" office:value-type="string">
            <text:p text:style-name="P18">Prioridad en Negocio:</text:p>
            <text:p text:style-name="P27">Alta</text:p>
          </table:table-cell>
          <table:covered-table-cell/>
          <table:table-cell table:style-name="Tabla3.B2" office:value-type="string">
            <text:p text:style-name="P15">Riesgo en Desarrollo:</text:p>
            <text:p text:style-name="P10">Alto</text:p>
          </table:table-cell>
        </table:table-row>
        <table:table-row>
          <table:table-cell table:style-name="Tabla3.A2" table:number-columns-spanned="2" office:value-type="string">
            <text:p text:style-name="P15">Puntos Estimados:</text:p>
            <text:p text:style-name="P27">2</text:p>
          </table:table-cell>
          <table:covered-table-cell/>
          <table:table-cell table:style-name="Tabla3.B2" office:value-type="string">
            <text:p text:style-name="P15">Iteración Asignada:</text:p>
            <text:p text:style-name="P22">1</text:p>
          </table:table-cell>
        </table:table-row>
        <table:table-row>
          <table:table-cell table:style-name="Tabla3.B2" table:number-columns-spanned="3" office:value-type="string">
            <text:p text:style-name="P15">Programador Responsable:</text:p>
            <text:list xml:id="list105349883046014" text:continue-numbering="true" text:style-name="L1">
              <text:list-item>
                <text:p text:style-name="P39">Front-End:</text:p>
                <text:p text:style-name="P43">Isrrael Maita</text:p>
              </text:list-item>
              <text:list-item>
                <text:p text:style-name="P39">Back-End:</text:p>
                <text:p text:style-name="P43">iuhiuhiuh</text:p>
              </text:list-item>
            </text:list>
          </table:table-cell>
          <table:covered-table-cell/>
          <table:covered-table-cell/>
        </table:table-row>
        <table:table-row>
          <table:table-cell table:style-name="Tabla3.B2" table:number-columns-spanned="3" office:value-type="string">
            <text:p text:style-name="P15">Descripción:</text:p>
            <text:p text:style-name="P25">Quiero poder <text:span text:style-name="T5">modificar las formulaciones presupuestarias según las observaciones de los usuarios de Ing. Industrial para poder pasar la futura verificación de mi formulación por parte de los usuarios de Presupuesto.</text:span></text:p>
            <text:p text:style-name="P25"/>
            <text:p text:style-name="P27">Debo ser capaz de modificar la cantidad de ítems que requiero (individualmente) y su precio, su moneda, y además de la distribución por meses del presupuesto de cada ítem.</text:p>
            <text:p text:style-name="P22"/>
          </table:table-cell>
          <table:covered-table-cell/>
          <table:covered-table-cell/>
        </table:table-row>
        <table:table-row>
          <table:table-cell table:style-name="Tabla3.B2" table:number-columns-spanned="3" office:value-type="string">
            <text:p text:style-name="P15">Validación:</text:p>
            <text:p text:style-name="P27"><text:soft-page-break/>El usuario debe estar en capacidad de poder eliminar ítems.</text:p>
            <text:p text:style-name="P27"/>
            <text:p text:style-name="P31">Solo podrá modificar aquellas formulaciones presupuestarias que tengan el estado “Por Modificar”, esto cambiará su estado a “Modificada”</text:p>
            <text:p text:style-name="P25"/>
          </table:table-cell>
          <table:covered-table-cell/>
          <table:covered-table-cell/>
        </table:table-row>
      </table:table>
      <text:p text:style-name="P2"/>
      <text:p text:style-name="P2"/>
      <text:p text:style-name="P3"/>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7">Historia de Usuario</text:p>
          </table:table-cell>
          <table:covered-table-cell/>
          <table:covered-table-cell/>
        </table:table-row>
        <table:table-row>
          <table:table-cell table:style-name="Tabla4.A2" office:value-type="string">
            <text:p text:style-name="P11"><text:span text:style-name="T2">Número :</text:span> <text:span text:style-name="T6">4</text:span></text:p>
          </table:table-cell>
          <table:table-cell table:style-name="Tabla4.B2" table:number-columns-spanned="2" office:value-type="string">
            <text:p text:style-name="P36"><text:s/><text:span text:style-name="T3">Usuario:</text:span><text:span text:style-name="T1"> Ingeniería Industrial</text:span></text:p>
          </table:table-cell>
          <table:covered-table-cell/>
        </table:table-row>
        <table:table-row>
          <table:table-cell table:style-name="Tabla4.B2" table:number-columns-spanned="3" office:value-type="string">
            <text:p text:style-name="P16">Nombre: </text:p>
            <text:p text:style-name="P11"><text:span text:style-name="T6">Hacer Observaciones a</text:span> Formulaci<text:span text:style-name="T6">ones</text:span> Presupuestaria<text:span text:style-name="T6">s</text:span></text:p>
          </table:table-cell>
          <table:covered-table-cell/>
          <table:covered-table-cell/>
        </table:table-row>
        <table:table-row>
          <table:table-cell table:style-name="Tabla4.A2" table:number-columns-spanned="2" office:value-type="string">
            <text:p text:style-name="P19">Prioridad en Negocio:</text:p>
            <text:p text:style-name="P28">Alta</text:p>
          </table:table-cell>
          <table:covered-table-cell/>
          <table:table-cell table:style-name="Tabla4.B2" office:value-type="string">
            <text:p text:style-name="P16">Riesgo en Desarrollo:</text:p>
            <text:p text:style-name="P11">Alto</text:p>
          </table:table-cell>
        </table:table-row>
        <table:table-row>
          <table:table-cell table:style-name="Tabla4.A2" table:number-columns-spanned="2" office:value-type="string">
            <text:p text:style-name="P16">Puntos Estimados:</text:p>
            <text:p text:style-name="P28">2</text:p>
          </table:table-cell>
          <table:covered-table-cell/>
          <table:table-cell table:style-name="Tabla4.B2" office:value-type="string">
            <text:p text:style-name="P16">Iteración Asignada:</text:p>
            <text:p text:style-name="P23">1</text:p>
          </table:table-cell>
        </table:table-row>
        <table:table-row>
          <table:table-cell table:style-name="Tabla4.B2" table:number-columns-spanned="3" office:value-type="string">
            <text:p text:style-name="P16">Programador Responsable:</text:p>
            <text:list xml:id="list105350573196878" text:continue-numbering="true" text:style-name="L1">
              <text:list-item>
                <text:p text:style-name="P40">Front-End:</text:p>
                <text:p text:style-name="P44">Isrrael Maita</text:p>
              </text:list-item>
              <text:list-item>
                <text:p text:style-name="P40">Back-End:</text:p>
                <text:p text:style-name="P44">iuhiuhiuh</text:p>
              </text:list-item>
            </text:list>
          </table:table-cell>
          <table:covered-table-cell/>
          <table:covered-table-cell/>
        </table:table-row>
        <table:table-row>
          <table:table-cell table:style-name="Tabla4.B2" table:number-columns-spanned="3" office:value-type="string">
            <text:p text:style-name="P16">Descripción:</text:p>
            <text:p text:style-name="P26">Quiero poder <text:span text:style-name="T6">realizar observaciones a las formulaciones presupuestarias que se hagan.</text:span></text:p>
            <text:p text:style-name="P26"/>
            <text:p text:style-name="P28">Debo ser capaz de <text:span text:style-name="T6">poder observar todos los ítems que se solicitan en una formulación, la cantidad, y el precio total por moneda.</text:span></text:p>
            <text:p text:style-name="P28"/>
            <text:p text:style-name="P46">También debo ser capaz de modificar la distribución mensual de presupuesto de cada ítem.</text:p>
            <text:p text:style-name="P28"/>
            <text:p text:style-name="P29">A partir de allí debo ser capaz de enviar una revisión por parte del usuario (“Por modificar”) o aprobarla para que pase a instancias de usuarios de prespuesto (“Verificada”).</text:p>
            <text:p text:style-name="P23"/>
          </table:table-cell>
          <table:covered-table-cell/>
          <table:covered-table-cell/>
        </table:table-row>
        <table:table-row>
          <table:table-cell table:style-name="Tabla4.B2" table:number-columns-spanned="3" office:value-type="string">
            <text:p text:style-name="P16">Validación:</text:p>
            <text:p text:style-name="P29">El usuario solo podrá ver formulaciones presupuestarias que tengan el estado “Enviada” <text:span text:style-name="T8">y “Modificada”</text:span>.</text:p>
            <text:p text:style-name="P29"/>
            <text:p text:style-name="P29">El usuario debe ser capaz de añadir comentarios u observaciones a cada ítem solicitado en la formulación presupuestaria.</text:p>
            <text:p text:style-name="P29"/>
            <text:p text:style-name="P29">Cuando se haga una observación por ítem el estado de ese pedido cambiará a “Check”, y solo si todos los ítems de una formulación han sido observados y comentados se podrá cambiar el estado de la formulación por “por modificar” o “verificada”</text:p>
            <text:p text:style-name="P29"/>
            <text:p text:style-name="P29">Las observaciones deben tener un máximo de 250 caracteres y no pueden estar vacías.</text:p>
            <text:p text:style-name="P26"/>
          </table:table-cell>
          <table:covered-table-cell/>
          <table:covered-table-cell/>
        </table:table-row>
      </table:table>
      <text:p text:style-name="P3"><text:soft-page-break/></text:p>
      <text:p text:style-name="P3"/>
      <text:p text:style-name="P3"/>
      <text:p text:style-name="P3"/>
      <text:p text:style-name="P3"/>
      <text:p text:style-name="P3"/>
      <text:p text:style-name="P3"/>
      <text:p text:style-name="P3"/>
      <text:p text:style-name="P3"/>
      <text:p text:style-name="P3"/>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7">Historia de Usuario</text:p>
          </table:table-cell>
          <table:covered-table-cell/>
          <table:covered-table-cell/>
        </table:table-row>
        <table:table-row>
          <table:table-cell table:style-name="Tabla5.A2" office:value-type="string">
            <text:p text:style-name="P11"><text:span text:style-name="T2">Número :</text:span> <text:span text:style-name="T6">5</text:span></text:p>
          </table:table-cell>
          <table:table-cell table:style-name="Tabla5.B2" table:number-columns-spanned="2" office:value-type="string">
            <text:p text:style-name="P36"><text:s/><text:span text:style-name="T3">Usuario:</text:span><text:span text:style-name="T1"> Planificador/Presupuesto</text:span></text:p>
          </table:table-cell>
          <table:covered-table-cell/>
        </table:table-row>
        <table:table-row>
          <table:table-cell table:style-name="Tabla5.B2" table:number-columns-spanned="3" office:value-type="string">
            <text:p text:style-name="P16">Nombre: </text:p>
            <text:p text:style-name="P11"><text:span text:style-name="T7">Aprobar/Rechazar</text:span> Formulaci<text:span text:style-name="T6">ones</text:span> Presupuestaria<text:span text:style-name="T6">s</text:span></text:p>
          </table:table-cell>
          <table:covered-table-cell/>
          <table:covered-table-cell/>
        </table:table-row>
        <table:table-row>
          <table:table-cell table:style-name="Tabla5.A2" table:number-columns-spanned="2" office:value-type="string">
            <text:p text:style-name="P19">Prioridad en Negocio:</text:p>
            <text:p text:style-name="P28">Alta</text:p>
          </table:table-cell>
          <table:covered-table-cell/>
          <table:table-cell table:style-name="Tabla5.B2" office:value-type="string">
            <text:p text:style-name="P16">Riesgo en Desarrollo:</text:p>
            <text:p text:style-name="P11">Alto</text:p>
          </table:table-cell>
        </table:table-row>
        <table:table-row>
          <table:table-cell table:style-name="Tabla5.A2" table:number-columns-spanned="2" office:value-type="string">
            <text:p text:style-name="P16">Puntos Estimados:</text:p>
            <text:p text:style-name="P28">2</text:p>
          </table:table-cell>
          <table:covered-table-cell/>
          <table:table-cell table:style-name="Tabla5.B2" office:value-type="string">
            <text:p text:style-name="P16">Iteración Asignada:</text:p>
            <text:p text:style-name="P23">1</text:p>
          </table:table-cell>
        </table:table-row>
        <table:table-row>
          <table:table-cell table:style-name="Tabla5.B2" table:number-columns-spanned="3" office:value-type="string">
            <text:p text:style-name="P16">Programador Responsable:</text:p>
            <text:list xml:id="list105348996995036" text:continue-numbering="true" text:style-name="L1">
              <text:list-item>
                <text:p text:style-name="P40">Front-End:</text:p>
                <text:p text:style-name="P44">Isrrael Maita</text:p>
              </text:list-item>
              <text:list-item>
                <text:p text:style-name="P40">Back-End:</text:p>
                <text:p text:style-name="P44">iuhiuhiuh</text:p>
              </text:list-item>
            </text:list>
          </table:table-cell>
          <table:covered-table-cell/>
          <table:covered-table-cell/>
        </table:table-row>
        <table:table-row>
          <table:table-cell table:style-name="Tabla5.B2" table:number-columns-spanned="3" office:value-type="string">
            <text:p text:style-name="P16">Descripción:</text:p>
            <text:p text:style-name="P26">Quiero poder <text:span text:style-name="T6">realizar cambios y aprobaciones/rechazos a las formulaciones presupuestarias que se hagan.</text:span></text:p>
            <text:p text:style-name="P26"/>
            <text:p text:style-name="P28">Debo ser capaz de <text:span text:style-name="T6">poder observar todos los ítems que se solicitan en una formulación, la cantidad, y el precio total por moneda.</text:span></text:p>
            <text:p text:style-name="P28"/>
            <text:p text:style-name="P30">También, debo poder modificar los montos mensuales al mismo tiempo ajustado un porcentaje (incrementar o disminuir montos en %).</text:p>
            <text:p text:style-name="P28"/>
            <text:p text:style-name="P30">Quiero poder modificar los montos mensuales, cantidades o incluso eliminar las solicitudes de ítems.</text:p>
            <text:p text:style-name="P30"/>
            <text:p text:style-name="P30">Una vez considere que todo está en orden y la formulación presupuestaria procede debo ser capaz de aprobarla o bien rechazarla si no cuenta con lo requerido.</text:p>
            <text:p text:style-name="P23"/>
          </table:table-cell>
          <table:covered-table-cell/>
          <table:covered-table-cell/>
        </table:table-row>
        <table:table-row>
          <table:table-cell table:style-name="Tabla5.B2" table:number-columns-spanned="3" office:value-type="string">
            <text:p text:style-name="P16">Validación:</text:p>
            <text:p text:style-name="P29">El usuario solo podrá ver formulaciones presupuestarias que tengan el estado “<text:span text:style-name="T7">Verificada</text:span>”.</text:p>
            <text:p text:style-name="P29"/>
            <text:p text:style-name="P29">El usuario debe ser capaz de añadir comentarios u observaciones a cada ítem solicitado en la formulación presupuestaria.</text:p>
            <text:p text:style-name="P29"/>
            <text:p text:style-name="P29">Cuando se haga una observación por ítem el estado de ese pedido cambiará a “Check”, y solo si todos <text:soft-page-break/>los ítems de una formulación han sido observados y comentados se podrá cambiar el estado de la formulación por “<text:span text:style-name="T7">Aprobada</text:span>” o “<text:span text:style-name="T7">Rechazada</text:span>”</text:p>
            <text:p text:style-name="P29"/>
            <text:p text:style-name="P29">Las observaciones deben tener un máximo de 250 caracteres y no pueden estar vacías.</text:p>
            <text:p text:style-name="P26"/>
          </table: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04:31.900703933</meta:creation-date>
    <dc:date>2018-02-14T10:53:48.510540036</dc:date>
    <meta:editing-duration>PT1H16M21S</meta:editing-duration>
    <meta:editing-cycles>10</meta:editing-cycles>
    <meta:generator>LibreOffice/5.2.7.2$Linux_X86_64 LibreOffice_project/20m0$Build-2</meta:generator>
    <meta:document-statistic meta:table-count="5" meta:image-count="0" meta:object-count="0" meta:page-count="6" meta:paragraph-count="147" meta:word-count="1256" meta:character-count="7927" meta:non-whitespace-character-count="6825"/>
  </office:meta>
</office:document-meta>
</file>